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f2c1" officeooo:paragraph-rsid="000bf2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ampl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31T10:53:42.978916235</meta:creation-date>
    <dc:date>2022-10-31T10:54:10.789818751</dc:date>
    <meta:editing-duration>PT29S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7"/>
    <meta:generator>LibreOffice/6.4.7.2$Linux_X86_64 LibreOffice_project/40$Build-2</meta:generator>
  </office:meta>
</office:document-meta>
</file>